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RuleValidator.ValidationRuleValidator( ValidationRule 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RuleValidator.validate( Widget widget , FormContext 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